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xcel_5f_BuiltIn_5f_Comma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table:style-name="ce1"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string" calcext:value-type="string">
            <text:p>ACC 1,5-2</text:p>
          </table:table-cell>
          <table:table-cell office:value-type="string" calcext:value-type="string">
            <text:p>Term. cobre de 1.5 mm2 ø 5/32</text:p>
          </table:table-cell>
          <table:table-cell office:value-type="string" calcext:value-type="string">
            <text:p>FUSSE</text:p>
          </table:table-cell>
          <table:table-cell office:value-type="float" office:value="365.37" calcext:value-type="float">
            <text:p><text:s/>365,3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,5-3</text:p>
          </table:table-cell>
          <table:table-cell office:value-type="string" calcext:value-type="string">
            <text:p>Term. cobre de 1.5 mm2 ø 3/16</text:p>
          </table:table-cell>
          <table:table-cell office:value-type="string" calcext:value-type="string">
            <text:p>FUSSE</text:p>
          </table:table-cell>
          <table:table-cell office:value-type="float" office:value="365.37" calcext:value-type="float">
            <text:p><text:s/>365,3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,5-1</text:p>
          </table:table-cell>
          <table:table-cell office:value-type="string" calcext:value-type="string">
            <text:p>Term. cobre de 2.5 mm2 ø 5/32</text:p>
          </table:table-cell>
          <table:table-cell office:value-type="string" calcext:value-type="string">
            <text:p>FUSSE</text:p>
          </table:table-cell>
          <table:table-cell office:value-type="float" office:value="380.43" calcext:value-type="float">
            <text:p><text:s/>380,4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,5-2</text:p>
          </table:table-cell>
          <table:table-cell office:value-type="string" calcext:value-type="string">
            <text:p>Term. cobre de 2.5 mm ø 3/16</text:p>
          </table:table-cell>
          <table:table-cell office:value-type="string" calcext:value-type="string">
            <text:p>FUSSE</text:p>
          </table:table-cell>
          <table:table-cell office:value-type="float" office:value="380.43" calcext:value-type="float">
            <text:p><text:s/>380,4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4-1</text:p>
          </table:table-cell>
          <table:table-cell office:value-type="string" calcext:value-type="string">
            <text:p>Term. cobre de 4 mm2 ø 5/32</text:p>
          </table:table-cell>
          <table:table-cell office:value-type="string" calcext:value-type="string">
            <text:p>FUSSE</text:p>
          </table:table-cell>
          <table:table-cell office:value-type="float" office:value="452" calcext:value-type="float">
            <text:p><text:s/>452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4-2</text:p>
          </table:table-cell>
          <table:table-cell office:value-type="string" calcext:value-type="string">
            <text:p>Term. cobre de 4 mm2 ø 3/16</text:p>
          </table:table-cell>
          <table:table-cell office:value-type="string" calcext:value-type="string">
            <text:p>FUSSE</text:p>
          </table:table-cell>
          <table:table-cell office:value-type="float" office:value="452" calcext:value-type="float">
            <text:p><text:s/>452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6-1</text:p>
          </table:table-cell>
          <table:table-cell office:value-type="string" calcext:value-type="string">
            <text:p>Term. cobre de 6 mm2 ø 3/16</text:p>
          </table:table-cell>
          <table:table-cell office:value-type="string" calcext:value-type="string">
            <text:p>FUSSE</text:p>
          </table:table-cell>
          <table:table-cell office:value-type="float" office:value="621.5" calcext:value-type="float">
            <text:p><text:s/>621,5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6-2</text:p>
          </table:table-cell>
          <table:table-cell office:value-type="string" calcext:value-type="string">
            <text:p>Term. cobre de 6 mm2 ø 1/4</text:p>
          </table:table-cell>
          <table:table-cell office:value-type="string" calcext:value-type="string">
            <text:p>FUSSE</text:p>
          </table:table-cell>
          <table:table-cell office:value-type="float" office:value="621.5" calcext:value-type="float">
            <text:p><text:s/>621,5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0-1</text:p>
          </table:table-cell>
          <table:table-cell office:value-type="string" calcext:value-type="string">
            <text:p>Term. cobre de 10 mm2 ø 3/16</text:p>
          </table:table-cell>
          <table:table-cell office:value-type="string" calcext:value-type="string">
            <text:p>FUSSE</text:p>
          </table:table-cell>
          <table:table-cell office:value-type="float" office:value="1224.17" calcext:value-type="float">
            <text:p><text:s/>1.224,1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0-2</text:p>
          </table:table-cell>
          <table:table-cell office:value-type="string" calcext:value-type="string">
            <text:p>Term. cobre de 10 mm2 ø 1/4</text:p>
          </table:table-cell>
          <table:table-cell office:value-type="string" calcext:value-type="string">
            <text:p>FUSSE</text:p>
          </table:table-cell>
          <table:table-cell office:value-type="float" office:value="1224.17" calcext:value-type="float">
            <text:p><text:s/>1.224,1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0-3</text:p>
          </table:table-cell>
          <table:table-cell office:value-type="string" calcext:value-type="string">
            <text:p>Term. cobre de 10 mm2 ø 5/16</text:p>
          </table:table-cell>
          <table:table-cell office:value-type="string" calcext:value-type="string">
            <text:p>FUSSE</text:p>
          </table:table-cell>
          <table:table-cell office:value-type="float" office:value="1224.17" calcext:value-type="float">
            <text:p><text:s/>1.224,1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6-1</text:p>
          </table:table-cell>
          <table:table-cell office:value-type="string" calcext:value-type="string">
            <text:p>Term. cobre de 16 mm2 ø 1/4</text:p>
          </table:table-cell>
          <table:table-cell office:value-type="string" calcext:value-type="string">
            <text:p>FUSSE</text:p>
          </table:table-cell>
          <table:table-cell office:value-type="float" office:value="1582" calcext:value-type="float">
            <text:p><text:s/>1.582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6-2</text:p>
          </table:table-cell>
          <table:table-cell office:value-type="string" calcext:value-type="string">
            <text:p>Term. cobre de 16 mm2 ø 5/16</text:p>
          </table:table-cell>
          <table:table-cell office:value-type="string" calcext:value-type="string">
            <text:p>FUSSE</text:p>
          </table:table-cell>
          <table:table-cell office:value-type="float" office:value="1582" calcext:value-type="float">
            <text:p><text:s/>1.582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6-3</text:p>
          </table:table-cell>
          <table:table-cell office:value-type="string" calcext:value-type="string">
            <text:p>Term. cobre de 16 mm2 ø 3/8</text:p>
          </table:table-cell>
          <table:table-cell office:value-type="string" calcext:value-type="string">
            <text:p>FUSSE</text:p>
          </table:table-cell>
          <table:table-cell office:value-type="float" office:value="1811.77" calcext:value-type="float">
            <text:p><text:s/>1.811,7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5-1</text:p>
          </table:table-cell>
          <table:table-cell office:value-type="string" calcext:value-type="string">
            <text:p>Term. cobre de 25 mm2 ø 1/4</text:p>
          </table:table-cell>
          <table:table-cell office:value-type="string" calcext:value-type="string">
            <text:p>FUSSE</text:p>
          </table:table-cell>
          <table:table-cell office:value-type="float" office:value="1864.5" calcext:value-type="float">
            <text:p><text:s/>1.864,5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5-2</text:p>
          </table:table-cell>
          <table:table-cell office:value-type="string" calcext:value-type="string">
            <text:p>Term. cobre de 25 mm2 ø 5/16</text:p>
          </table:table-cell>
          <table:table-cell office:value-type="string" calcext:value-type="string">
            <text:p>FUSSE</text:p>
          </table:table-cell>
          <table:table-cell office:value-type="float" office:value="1864.5" calcext:value-type="float">
            <text:p><text:s/>1.864,5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5-3</text:p>
          </table:table-cell>
          <table:table-cell office:value-type="string" calcext:value-type="string">
            <text:p>Term. cobre de 25 mm2 ø 3/8</text:p>
          </table:table-cell>
          <table:table-cell office:value-type="string" calcext:value-type="string">
            <text:p>FUSSE</text:p>
          </table:table-cell>
          <table:table-cell office:value-type="float" office:value="1919.49" calcext:value-type="float">
            <text:p><text:s/>1.919,49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5-4</text:p>
          </table:table-cell>
          <table:table-cell office:value-type="string" calcext:value-type="string">
            <text:p>Term. cobre de 25 mm2 ø 1/2</text:p>
          </table:table-cell>
          <table:table-cell office:value-type="string" calcext:value-type="string">
            <text:p>FUSSE</text:p>
          </table:table-cell>
          <table:table-cell office:value-type="float" office:value="2869.45" calcext:value-type="float">
            <text:p><text:s/>2.869,45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5-1</text:p>
          </table:table-cell>
          <table:table-cell office:value-type="string" calcext:value-type="string">
            <text:p>Term. cobre de 35 mm2 ø 1/4</text:p>
          </table:table-cell>
          <table:table-cell office:value-type="string" calcext:value-type="string">
            <text:p>FUSSE</text:p>
          </table:table-cell>
          <table:table-cell office:value-type="float" office:value="2968.13" calcext:value-type="float">
            <text:p><text:s/>2.968,1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5-2</text:p>
          </table:table-cell>
          <table:table-cell office:value-type="string" calcext:value-type="string">
            <text:p>Term. cobre de 35 mm2 ø 5/16</text:p>
          </table:table-cell>
          <table:table-cell office:value-type="string" calcext:value-type="string">
            <text:p>FUSSE</text:p>
          </table:table-cell>
          <table:table-cell office:value-type="float" office:value="2968.13" calcext:value-type="float">
            <text:p><text:s/>2.968,1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5-3</text:p>
          </table:table-cell>
          <table:table-cell office:value-type="string" calcext:value-type="string">
            <text:p>Term. cobre de 35 mm2 ø 3/8</text:p>
          </table:table-cell>
          <table:table-cell office:value-type="string" calcext:value-type="string">
            <text:p>FUSSE</text:p>
          </table:table-cell>
          <table:table-cell office:value-type="float" office:value="2968.13" calcext:value-type="float">
            <text:p><text:s/>2.968,1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5-4</text:p>
          </table:table-cell>
          <table:table-cell office:value-type="string" calcext:value-type="string">
            <text:p>Term. cobre de 35 mm2 ø 1/2</text:p>
          </table:table-cell>
          <table:table-cell office:value-type="string" calcext:value-type="string">
            <text:p>FUSSE</text:p>
          </table:table-cell>
          <table:table-cell office:value-type="float" office:value="3352.33" calcext:value-type="float">
            <text:p><text:s/>3.352,3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-0</text:p>
          </table:table-cell>
          <table:table-cell office:value-type="string" calcext:value-type="string">
            <text:p>Term. cobre de 50 mm2 ø 1/4</text:p>
          </table:table-cell>
          <table:table-cell office:value-type="string" calcext:value-type="string">
            <text:p>FUSSE</text:p>
          </table:table-cell>
          <table:table-cell office:value-type="float" office:value="3838.99" calcext:value-type="float">
            <text:p><text:s/>3.838,99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-1</text:p>
          </table:table-cell>
          <table:table-cell office:value-type="string" calcext:value-type="string">
            <text:p>Term. cobre de 50 mm2 ø 5/16</text:p>
          </table:table-cell>
          <table:table-cell office:value-type="string" calcext:value-type="string">
            <text:p>FUSSE</text:p>
          </table:table-cell>
          <table:table-cell office:value-type="float" office:value="3838.99" calcext:value-type="float">
            <text:p><text:s/>3.838,99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-2</text:p>
          </table:table-cell>
          <table:table-cell office:value-type="string" calcext:value-type="string">
            <text:p>Term. cobre de 50 mm2 ø 3/8</text:p>
          </table:table-cell>
          <table:table-cell office:value-type="string" calcext:value-type="string">
            <text:p>FUSSE</text:p>
          </table:table-cell>
          <table:table-cell office:value-type="float" office:value="3838.99" calcext:value-type="float">
            <text:p><text:s/>3.838,99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-3</text:p>
          </table:table-cell>
          <table:table-cell office:value-type="string" calcext:value-type="string">
            <text:p>Term. cobre de 50 mm2 ø 1/2</text:p>
          </table:table-cell>
          <table:table-cell office:value-type="string" calcext:value-type="string">
            <text:p>FUSSE</text:p>
          </table:table-cell>
          <table:table-cell office:value-type="float" office:value="4190.87" calcext:value-type="float">
            <text:p><text:s/>4.190,8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-4</text:p>
          </table:table-cell>
          <table:table-cell office:value-type="string" calcext:value-type="string">
            <text:p>Term. cobre de 50 mm2 ø 5/8</text:p>
          </table:table-cell>
          <table:table-cell office:value-type="string" calcext:value-type="string">
            <text:p>FUSSE</text:p>
          </table:table-cell>
          <table:table-cell office:value-type="float" office:value="4457.32" calcext:value-type="float">
            <text:p><text:s/>4.457,32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70-0</text:p>
          </table:table-cell>
          <table:table-cell office:value-type="string" calcext:value-type="string">
            <text:p>Term. cobre de 70 mm2 ø 5/16</text:p>
          </table:table-cell>
          <table:table-cell office:value-type="string" calcext:value-type="string">
            <text:p>FUSSE</text:p>
          </table:table-cell>
          <table:table-cell office:value-type="float" office:value="5822.44" calcext:value-type="float">
            <text:p><text:s/>5.822,44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70-1</text:p>
          </table:table-cell>
          <table:table-cell office:value-type="string" calcext:value-type="string">
            <text:p>Term. cobre de 70 mm2 ø 3/8</text:p>
          </table:table-cell>
          <table:table-cell office:value-type="string" calcext:value-type="string">
            <text:p>FUSSE</text:p>
          </table:table-cell>
          <table:table-cell office:value-type="float" office:value="5822.44" calcext:value-type="float">
            <text:p><text:s/>5.822,44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70-2</text:p>
          </table:table-cell>
          <table:table-cell office:value-type="string" calcext:value-type="string">
            <text:p>Term. cobre de 70 mm2 ø 1/2</text:p>
          </table:table-cell>
          <table:table-cell office:value-type="string" calcext:value-type="string">
            <text:p>FUSSE</text:p>
          </table:table-cell>
          <table:table-cell office:value-type="float" office:value="5822.44" calcext:value-type="float">
            <text:p><text:s/>5.822,44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70-3</text:p>
          </table:table-cell>
          <table:table-cell office:value-type="string" calcext:value-type="string">
            <text:p>Term. cobre de 70 mm2 ø 5/8</text:p>
          </table:table-cell>
          <table:table-cell office:value-type="string" calcext:value-type="string">
            <text:p>FUSSE</text:p>
          </table:table-cell>
          <table:table-cell office:value-type="float" office:value="6142.38" calcext:value-type="float">
            <text:p><text:s/>6.142,38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95-0</text:p>
          </table:table-cell>
          <table:table-cell office:value-type="string" calcext:value-type="string">
            <text:p>Term. cobre de 95 mm2 ø 5/16</text:p>
          </table:table-cell>
          <table:table-cell office:value-type="string" calcext:value-type="string">
            <text:p>FUSSE</text:p>
          </table:table-cell>
          <table:table-cell office:value-type="float" office:value="8509.73" calcext:value-type="float">
            <text:p><text:s/>8.509,7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95-1</text:p>
          </table:table-cell>
          <table:table-cell office:value-type="string" calcext:value-type="string">
            <text:p>Term. cobre de 95 mm2 ø 3/8</text:p>
          </table:table-cell>
          <table:table-cell office:value-type="string" calcext:value-type="string">
            <text:p>FUSSE</text:p>
          </table:table-cell>
          <table:table-cell office:value-type="float" office:value="8663.33" calcext:value-type="float">
            <text:p><text:s/>8.663,3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95-2</text:p>
          </table:table-cell>
          <table:table-cell office:value-type="string" calcext:value-type="string">
            <text:p>Term. cobre de 95 mm2 ø 1/2</text:p>
          </table:table-cell>
          <table:table-cell office:value-type="string" calcext:value-type="string">
            <text:p>FUSSE</text:p>
          </table:table-cell>
          <table:table-cell office:value-type="float" office:value="8776.33" calcext:value-type="float">
            <text:p><text:s/>8.776,3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95-3</text:p>
          </table:table-cell>
          <table:table-cell office:value-type="string" calcext:value-type="string">
            <text:p>Term. cobre de 95 mm2 ø 5/8</text:p>
          </table:table-cell>
          <table:table-cell office:value-type="string" calcext:value-type="string">
            <text:p>FUSSE</text:p>
          </table:table-cell>
          <table:table-cell office:value-type="float" office:value="8851.67" calcext:value-type="float">
            <text:p><text:s/>8.851,6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20-0</text:p>
          </table:table-cell>
          <table:table-cell office:value-type="string" calcext:value-type="string">
            <text:p>Term. cobre de 120 mm2 ø 3/8</text:p>
          </table:table-cell>
          <table:table-cell office:value-type="string" calcext:value-type="string">
            <text:p>FUSSE</text:p>
          </table:table-cell>
          <table:table-cell office:value-type="float" office:value="11111.67" calcext:value-type="float">
            <text:p><text:s/>11.111,6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20-1</text:p>
          </table:table-cell>
          <table:table-cell office:value-type="string" calcext:value-type="string">
            <text:p>Term. cobre de 120 mm2 ø 1/2</text:p>
          </table:table-cell>
          <table:table-cell office:value-type="string" calcext:value-type="string">
            <text:p>FUSSE</text:p>
          </table:table-cell>
          <table:table-cell office:value-type="float" office:value="11300" calcext:value-type="float">
            <text:p><text:s/>11.30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20-2</text:p>
          </table:table-cell>
          <table:table-cell office:value-type="string" calcext:value-type="string">
            <text:p>Term. cobre de 120 mm2 ø 5/8</text:p>
          </table:table-cell>
          <table:table-cell office:value-type="string" calcext:value-type="string">
            <text:p>FUSSE</text:p>
          </table:table-cell>
          <table:table-cell office:value-type="float" office:value="11488.33" calcext:value-type="float">
            <text:p><text:s/>11.488,3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50-0</text:p>
          </table:table-cell>
          <table:table-cell office:value-type="string" calcext:value-type="string">
            <text:p>Term. cobre de 150 mm2 ø 3/8</text:p>
          </table:table-cell>
          <table:table-cell office:value-type="string" calcext:value-type="string">
            <text:p>FUSSE</text:p>
          </table:table-cell>
          <table:table-cell office:value-type="float" office:value="15601.38" calcext:value-type="float">
            <text:p><text:s/>15.601,38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50-1</text:p>
          </table:table-cell>
          <table:table-cell office:value-type="string" calcext:value-type="string">
            <text:p>Term. cobre de 150 mm2 ø 1/2</text:p>
          </table:table-cell>
          <table:table-cell office:value-type="string" calcext:value-type="string">
            <text:p>FUSSE</text:p>
          </table:table-cell>
          <table:table-cell office:value-type="float" office:value="15601.38" calcext:value-type="float">
            <text:p><text:s/>15.601,38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50-2</text:p>
          </table:table-cell>
          <table:table-cell office:value-type="string" calcext:value-type="string">
            <text:p>Term. cobre de 150 mm2 ø 5/8</text:p>
          </table:table-cell>
          <table:table-cell office:value-type="string" calcext:value-type="string">
            <text:p>FUSSE</text:p>
          </table:table-cell>
          <table:table-cell office:value-type="float" office:value="15601.38" calcext:value-type="float">
            <text:p><text:s/>15.601,38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85-0</text:p>
          </table:table-cell>
          <table:table-cell office:value-type="string" calcext:value-type="string">
            <text:p>Term. cobre de 185 mm2 ø 3/8</text:p>
          </table:table-cell>
          <table:table-cell office:value-type="string" calcext:value-type="string">
            <text:p>FUSSE</text:p>
          </table:table-cell>
          <table:table-cell office:value-type="float" office:value="19210" calcext:value-type="float">
            <text:p><text:s/>19.21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85-1</text:p>
          </table:table-cell>
          <table:table-cell office:value-type="string" calcext:value-type="string">
            <text:p>Term. cobre de 185 mm2 ø 1/2</text:p>
          </table:table-cell>
          <table:table-cell office:value-type="string" calcext:value-type="string">
            <text:p>FUSSE</text:p>
          </table:table-cell>
          <table:table-cell office:value-type="float" office:value="19210" calcext:value-type="float">
            <text:p><text:s/>19.21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185-2</text:p>
          </table:table-cell>
          <table:table-cell office:value-type="string" calcext:value-type="string">
            <text:p>Term. cobre de 185 mm2 ø 5/8</text:p>
          </table:table-cell>
          <table:table-cell office:value-type="string" calcext:value-type="string">
            <text:p>FUSSE</text:p>
          </table:table-cell>
          <table:table-cell office:value-type="float" office:value="19210" calcext:value-type="float">
            <text:p><text:s/>19.21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40-0</text:p>
          </table:table-cell>
          <table:table-cell office:value-type="string" calcext:value-type="string">
            <text:p>Term. cobre de 240 mm2 ø 3/8</text:p>
          </table:table-cell>
          <table:table-cell office:value-type="string" calcext:value-type="string">
            <text:p>FUSSE</text:p>
          </table:table-cell>
          <table:table-cell office:value-type="float" office:value="29592.21" calcext:value-type="float">
            <text:p><text:s/>29.592,21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40-1</text:p>
          </table:table-cell>
          <table:table-cell office:value-type="string" calcext:value-type="string">
            <text:p>Term. cobre de 240 mm2 ø 1/2</text:p>
          </table:table-cell>
          <table:table-cell office:value-type="string" calcext:value-type="string">
            <text:p>FUSSE</text:p>
          </table:table-cell>
          <table:table-cell office:value-type="float" office:value="29592.21" calcext:value-type="float">
            <text:p><text:s/>29.592,21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240-2</text:p>
          </table:table-cell>
          <table:table-cell office:value-type="string" calcext:value-type="string">
            <text:p>Term. cobre de 240 mm2 ø 5/8</text:p>
          </table:table-cell>
          <table:table-cell office:value-type="string" calcext:value-type="string">
            <text:p>FUSSE</text:p>
          </table:table-cell>
          <table:table-cell office:value-type="float" office:value="29592.21" calcext:value-type="float">
            <text:p><text:s/>29.592,21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00-0</text:p>
          </table:table-cell>
          <table:table-cell office:value-type="string" calcext:value-type="string">
            <text:p>Term. cobre de 300 mm2 ø 1/2</text:p>
          </table:table-cell>
          <table:table-cell office:value-type="string" calcext:value-type="string">
            <text:p>FUSSE</text:p>
          </table:table-cell>
          <table:table-cell office:value-type="float" office:value="42940" calcext:value-type="float">
            <text:p><text:s/>42.94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00-1</text:p>
          </table:table-cell>
          <table:table-cell office:value-type="string" calcext:value-type="string">
            <text:p>Term. cobre de 300 mm2 ø 5/8</text:p>
          </table:table-cell>
          <table:table-cell office:value-type="string" calcext:value-type="string">
            <text:p>FUSSE</text:p>
          </table:table-cell>
          <table:table-cell office:value-type="float" office:value="42940" calcext:value-type="float">
            <text:p><text:s/>42.94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300-2</text:p>
          </table:table-cell>
          <table:table-cell office:value-type="string" calcext:value-type="string">
            <text:p>Term. cobre de 300 mm2 ø 3/4</text:p>
          </table:table-cell>
          <table:table-cell office:value-type="string" calcext:value-type="string">
            <text:p>FUSSE</text:p>
          </table:table-cell>
          <table:table-cell office:value-type="float" office:value="43693.33" calcext:value-type="float">
            <text:p><text:s/>43.693,33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400-0</text:p>
          </table:table-cell>
          <table:table-cell office:value-type="string" calcext:value-type="string">
            <text:p>Term. cobre de 400 mm2 ø 1/2</text:p>
          </table:table-cell>
          <table:table-cell office:value-type="string" calcext:value-type="string">
            <text:p>FUSSE</text:p>
          </table:table-cell>
          <table:table-cell office:value-type="float" office:value="59184.35" calcext:value-type="float">
            <text:p><text:s/>59.184,35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400-1</text:p>
          </table:table-cell>
          <table:table-cell office:value-type="string" calcext:value-type="string">
            <text:p>Term. cobre de 400 mm2 ø 5/8</text:p>
          </table:table-cell>
          <table:table-cell office:value-type="string" calcext:value-type="string">
            <text:p>FUSSE</text:p>
          </table:table-cell>
          <table:table-cell office:value-type="float" office:value="59184.35" calcext:value-type="float">
            <text:p><text:s/>59.184,35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400-2</text:p>
          </table:table-cell>
          <table:table-cell office:value-type="string" calcext:value-type="string">
            <text:p>Term. cobre de 400 mm2 ø 3/4</text:p>
          </table:table-cell>
          <table:table-cell office:value-type="string" calcext:value-type="string">
            <text:p>FUSSE</text:p>
          </table:table-cell>
          <table:table-cell office:value-type="float" office:value="59184.35" calcext:value-type="float">
            <text:p><text:s/>59.184,35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0-1</text:p>
          </table:table-cell>
          <table:table-cell office:value-type="string" calcext:value-type="string">
            <text:p>Term. cobre de 500 mm2 ø 5/8</text:p>
          </table:table-cell>
          <table:table-cell office:value-type="string" calcext:value-type="string">
            <text:p>FUSSE</text:p>
          </table:table-cell>
          <table:table-cell office:value-type="float" office:value="93036.67" calcext:value-type="float">
            <text:p><text:s/>93.036,6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500-2</text:p>
          </table:table-cell>
          <table:table-cell office:value-type="string" calcext:value-type="string">
            <text:p>Term. cobre de 500 mm2 ø 3/4</text:p>
          </table:table-cell>
          <table:table-cell office:value-type="string" calcext:value-type="string">
            <text:p>FUSSE</text:p>
          </table:table-cell>
          <table:table-cell office:value-type="float" office:value="93036.67" calcext:value-type="float">
            <text:p><text:s/>93.036,67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630</text:p>
          </table:table-cell>
          <table:table-cell office:value-type="string" calcext:value-type="string">
            <text:p>Term. cobre de 630 mm2 ø 3/4</text:p>
          </table:table-cell>
          <table:table-cell office:value-type="string" calcext:value-type="string">
            <text:p>FUSSE</text:p>
          </table:table-cell>
          <table:table-cell office:value-type="float" office:value="118650" calcext:value-type="float">
            <text:p><text:s/>118.650,00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CC 800</text:p>
          </table:table-cell>
          <table:table-cell office:value-type="string" calcext:value-type="string">
            <text:p>Term. cobre de 800 mm2 ø 3/4</text:p>
          </table:table-cell>
          <table:table-cell office:value-type="string" calcext:value-type="string">
            <text:p>FUSSE</text:p>
          </table:table-cell>
          <table:table-cell office:value-type="float" office:value="187417.09" calcext:value-type="float">
            <text:p><text:s/>187.417,09 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9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number:number-style style:name="N152P0" style:volatile="true">
      <number:text>$ </number:text>
      <number:number number:decimal-places="0" number:min-decimal-places="0" number:min-integer-digits="1" number:grouping="true"/>
    </number:number-style>
    <number:number-style style:name="N152">
      <number:text>-$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$ 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text>$ </number:text>
      <number:number number:decimal-places="2" number:min-decimal-places="2" number:min-integer-digits="1" number:grouping="true"/>
    </number:number-style>
    <number:number-style style:name="N154">
      <number:text>-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€</number:text>
    </number:number-style>
    <number:number-style style:name="N16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$ </number:text>
      <number:number number:decimal-places="0" number:min-decimal-places="0" number:min-integer-digits="1" number:grouping="true"/>
    </number:number-style>
    <number:number-style style:name="N166">
      <number:text>$ 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number:min-decimal-places="2" number:min-integer-digits="1" number:grouping="true"/>
    </number:number-style>
    <number:number-style style:name="N168">
      <number:text>$ 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$ 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0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$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decimal-places="0" number:min-integer-digits="1" number:grouping="true"/>
      <number:text> pta</number:text>
    </number:number-style>
    <number:number-style style:name="N17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6P0"/>
    </number:number-style>
    <number:number-style style:name="N177P0" style:volatile="true">
      <number:number number:decimal-places="0" number:min-decimal-places="0" number:min-integer-digits="1" number:grouping="true"/>
      <number:text> pta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pta</number:text>
    </number:number-style>
    <number:number-style style:name="N17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80P2" style:volatile="true">
      <number:text> </number:text>
      <number:fill-character> </number:fill-character>
      <number:text>- pta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1P2" style:volatile="true">
      <number:text> </number:text>
      <number:fill-character> </number:fill-character>
      <number:text>- 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pta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2">
      <number:month number:style="long" number:textual="true"/>
      <number:text> </number:text>
      <number:day/>
      <number:text>, </number:text>
      <number:year number:style="long"/>
    </number:date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number-style style:name="N195">
      <number:number number:decimal-places="5" number:min-decimal-places="5" number:min-integer-digits="1"/>
    </number:number-style>
    <number:number-style style:name="N196">
      <number:number number:decimal-places="4" number:min-decimal-places="4" number:min-integer-digits="1"/>
    </number:number-style>
    <number:number-style style:name="N197">
      <number:number number:decimal-places="3" number:min-decimal-places="3" number:min-integer-digits="1"/>
    </number:number-style>
    <number:number-style style:name="N198">
      <number:number number:decimal-places="1" number:min-decimal-places="1" number:min-integer-digits="1"/>
    </number:number-style>
    <number:number-style style:name="N19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-</number:text>
      <number:number number:decimal-places="3" number:min-decimal-places="3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0" number:min-decimal-places="10" number:min-integer-digits="1"/>
    </number:number-style>
    <number:number-style style:name="N201">
      <number:number number:decimal-places="9" number:min-decimal-places="9" number:min-integer-digits="1"/>
    </number:number-style>
    <number:number-style style:name="N202">
      <number:number number:decimal-places="8" number:min-decimal-places="8" number:min-integer-digits="1"/>
    </number:number-style>
    <number:number-style style:name="N203">
      <number:number number:decimal-places="7" number:min-decimal-places="7" number:min-integer-digits="1"/>
    </number:number-style>
    <number:number-style style:name="N204">
      <number:number number:decimal-places="6" number:min-decimal-places="6" number:min-integer-digits="1"/>
    </number:number-style>
    <number:number-style style:name="N205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5P1" style:volatile="true">
      <number:text> </number:text>
      <number:fill-character> </number:fill-character>
      <number:text>-</number:text>
      <number:number number:decimal-places="3" number:min-decimal-places="3" number:min-integer-digits="1" number:grouping="true"/>
      <number:text> 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decimal-places="0" number:min-integer-digits="3" loext:max-blank-integer-digits="3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5" number:min-decimal-places="5" number:min-integer-digits="1" number:grouping="true"/>
    </number:number-style>
    <number:number-style style:name="N208">
      <number:number number:decimal-places="6" number:min-decimal-places="6" number:min-integer-digits="1" number:grouping="true"/>
    </number:number-style>
    <number:number-style style:name="N209">
      <number:number number:decimal-places="7" number:min-decimal-places="7" number:min-integer-digits="1" number:grouping="true"/>
    </number:number-style>
    <number:number-style style:name="N210">
      <number:number number:decimal-places="8" number:min-decimal-places="8" number:min-integer-digits="1" number:grouping="true"/>
    </number:number-style>
    <number:number-style style:name="N211">
      <number:number number:decimal-places="11" number:min-decimal-places="11" number:min-integer-digits="1"/>
    </number:number-style>
    <number:number-style style:name="N212">
      <number:number number:decimal-places="12" number:min-decimal-places="12" number:min-integer-digits="1"/>
    </number:number-style>
    <number:number-style style:name="N213">
      <number:number number:decimal-places="13" number:min-decimal-places="13" number:min-integer-digits="1"/>
    </number:number-style>
    <number:number-style style:name="N214P0" style:volatile="true">
      <number:text>Sí</number:text>
    </number:number-style>
    <number:number-style style:name="N214P1" style:volatile="true">
      <number:text>Sí</number:text>
    </number:number-style>
    <number:number-style style:name="N214">
      <number:text>No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Verdadero</number:text>
    </number:number-style>
    <number:number-style style:name="N215P1" style:volatile="true">
      <number:text>Verdadero</number:text>
    </number:number-style>
    <number:number-style style:name="N215">
      <number:text>Falso</number:text>
      <style:map style:condition="value()&gt;0" style:apply-style-name="N215P0"/>
      <style:map style:condition="value()&lt;0" style:apply-style-name="N215P1"/>
    </number:number-style>
    <number:number-style style:name="N216P0" style:volatile="true">
      <number:text>Activado</number:text>
    </number:number-style>
    <number:number-style style:name="N216P1" style:volatile="true">
      <number:text>Activado</number:text>
    </number:number-style>
    <number:number-style style:name="N216">
      <number:text>Desactivado</number:text>
      <style:map style:condition="value()&gt;0" style:apply-style-name="N216P0"/>
      <style:map style:condition="value()&lt;0" style:apply-style-name="N216P1"/>
    </number:number-style>
    <number:currency-style style:name="N217P0" style:volatile="true"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7P0"/>
    </number:currency-style>
    <number:percentage-style style:name="N21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91">
      <style:table-cell-properties fo:padding="0.071cm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9:35:12.687345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9:37:08.108254659</dc:date>
    <meta:editing-duration>PT2H44M20S</meta:editing-duration>
    <meta:editing-cycles>9</meta:editing-cycles>
    <meta:generator>LibreOffice/7.6.4.1$Linux_X86_64 LibreOffice_project/60$Build-1</meta:generator>
    <meta:document-statistic meta:table-count="1" meta:cell-count="348" meta:object-count="0"/>
  </office:meta>
</office:document-meta>
</file>